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Aguzzi_01">
            <text:p>Aguzzi_01</text:p>
          </table:table-cell>
          <table:table-cell office:value-type="float" office:value="43.63">
            <text:p>43.63</text:p>
          </table:table-cell>
          <table:table-cell office:value-type="float" office:value="10.28">
            <text:p>10.28</text:p>
          </table:table-cell>
          <table:table-cell office:value-type="float" office:value="10004.0">
            <text:p>10004.0</text:p>
          </table:table-cell>
          <table:table-cell office:value-type="float" office:value="50.0">
            <text:p>50.0</text:p>
          </table:table-cell>
          <table:table-cell office:value-type="string" office:value="na">
            <text:p>n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1.1">
            <text:p>-5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guzziEtal2007,VacchiEtal2016">
            <text:p>AguzziEtal2007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Aguzzi_03">
            <text:p>Aguzzi_03</text:p>
          </table:table-cell>
          <table:table-cell office:value-type="float" office:value="43.63">
            <text:p>43.63</text:p>
          </table:table-cell>
          <table:table-cell office:value-type="float" office:value="10.28">
            <text:p>10.28</text:p>
          </table:table-cell>
          <table:table-cell office:value-type="float" office:value="23462.0">
            <text:p>23462.0</text:p>
          </table:table-cell>
          <table:table-cell office:value-type="float" office:value="125.0">
            <text:p>125.0</text:p>
          </table:table-cell>
          <table:table-cell office:value-type="string" office:value="wood or terrestrial organic material">
            <text:p>wood or terrestrial 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5.0">
            <text:p>-55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guzziEtal2007,VacchiEtal2016">
            <text:p>AguzziEtal2007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Amorosi_2009_01">
            <text:p>Amorosi_2009_01</text:p>
          </table:table-cell>
          <table:table-cell office:value-type="float" office:value="43.73">
            <text:p>43.73</text:p>
          </table:table-cell>
          <table:table-cell office:value-type="float" office:value="10.43">
            <text:p>10.43</text:p>
          </table:table-cell>
          <table:table-cell office:value-type="float" office:value="7650.0">
            <text:p>7650.0</text:p>
          </table:table-cell>
          <table:table-cell office:value-type="float" office:value="40.0">
            <text:p>4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3.9">
            <text:p>-13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morosiEtal2009,RossiEtal2011,VacchiEtal2016">
            <text:p>AmorosiEtal2009,RossiEtal2011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Amorosi_2009_02">
            <text:p>Amorosi_2009_02</text:p>
          </table:table-cell>
          <table:table-cell office:value-type="float" office:value="43.73">
            <text:p>43.73</text:p>
          </table:table-cell>
          <table:table-cell office:value-type="float" office:value="10.43">
            <text:p>10.43</text:p>
          </table:table-cell>
          <table:table-cell office:value-type="float" office:value="7370.0">
            <text:p>7370.0</text:p>
          </table:table-cell>
          <table:table-cell office:value-type="float" office:value="60.0">
            <text:p>6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2.5">
            <text:p>-12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morosiEtal2009,RossiEtal2011,VacchiEtal2016">
            <text:p>AmorosiEtal2009,RossiEtal2011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Aguzzi_02">
            <text:p>Aguzzi_02</text:p>
          </table:table-cell>
          <table:table-cell office:value-type="float" office:value="43.63">
            <text:p>43.63</text:p>
          </table:table-cell>
          <table:table-cell office:value-type="float" office:value="10.28">
            <text:p>10.28</text:p>
          </table:table-cell>
          <table:table-cell office:value-type="float" office:value="7769.0">
            <text:p>7769.0</text:p>
          </table:table-cell>
          <table:table-cell office:value-type="float" office:value="45.0">
            <text:p>45.0</text:p>
          </table:table-cell>
          <table:table-cell office:value-type="string" office:value="Organic silt">
            <text:p>Organic sil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32.2">
            <text:p>-32.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AguzziEtal2007,VacchiEtal2016">
            <text:p>AguzziEtal2007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Amorosi_2013_01">
            <text:p>Amorosi_2013_01</text:p>
          </table:table-cell>
          <table:table-cell office:value-type="float" office:value="43.73">
            <text:p>43.73</text:p>
          </table:table-cell>
          <table:table-cell office:value-type="float" office:value="10.37">
            <text:p>10.37</text:p>
          </table:table-cell>
          <table:table-cell office:value-type="float" office:value="1395.0">
            <text:p>1395.0</text:p>
          </table:table-cell>
          <table:table-cell office:value-type="float" office:value="23.0">
            <text:p>23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4">
            <text:p>-0.3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AmorosiEtal2013a,VacchiEtal2016">
            <text:p>AmorosiEtal2013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01">
            <text:p>Carboni_2010_01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2206.0">
            <text:p>2206.0</text:p>
          </table:table-cell>
          <table:table-cell office:value-type="float" office:value="52.0">
            <text:p>52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25">
            <text:p>-1.02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02">
            <text:p>Carboni_2010_02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2716.0">
            <text:p>2716.0</text:p>
          </table:table-cell>
          <table:table-cell office:value-type="float" office:value="37.0">
            <text:p>37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25">
            <text:p>-2.12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03">
            <text:p>Carboni_2010_03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4122.0">
            <text:p>4122.0</text:p>
          </table:table-cell>
          <table:table-cell office:value-type="float" office:value="53.0">
            <text:p>53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525">
            <text:p>-2.52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04">
            <text:p>Carboni_2010_04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3827.0">
            <text:p>3827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05">
            <text:p>Carboni_2010_05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4467.0">
            <text:p>4467.0</text:p>
          </table:table-cell>
          <table:table-cell office:value-type="float" office:value="40.0">
            <text:p>4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06">
            <text:p>Carboni_2010_06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4480.0">
            <text:p>448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07">
            <text:p>Carboni_2010_07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5405.0">
            <text:p>5405.0</text:p>
          </table:table-cell>
          <table:table-cell office:value-type="float" office:value="58.0">
            <text:p>58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Poz-10665">
            <text:p>Poz-10665</text:p>
          </table:table-cell>
          <table:table-cell office:value-type="float" office:value="43.83">
            <text:p>43.83</text:p>
          </table:table-cell>
          <table:table-cell office:value-type="float" office:value="10.33">
            <text:p>10.33</text:p>
          </table:table-cell>
          <table:table-cell office:value-type="float" office:value="5950.0">
            <text:p>595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3999999999999995">
            <text:p>-6.399999999999999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olombaroliEtal2007,VacchiEtal2016">
            <text:p>ColombaroliEtal2007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Poz-10666">
            <text:p>Poz-10666</text:p>
          </table:table-cell>
          <table:table-cell office:value-type="float" office:value="43.83">
            <text:p>43.83</text:p>
          </table:table-cell>
          <table:table-cell office:value-type="float" office:value="10.33">
            <text:p>10.33</text:p>
          </table:table-cell>
          <table:table-cell office:value-type="float" office:value="5880.0">
            <text:p>5880.0</text:p>
          </table:table-cell>
          <table:table-cell office:value-type="float" office:value="40.0">
            <text:p>40.0</text:p>
          </table:table-cell>
          <table:table-cell office:value-type="string" office:value="Root">
            <text:p>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699999999999999">
            <text:p>-6.69999999999999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olombaroliEtal2007,VacchiEtal2016">
            <text:p>ColombaroliEtal2007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Amorosi_2009_03">
            <text:p>Amorosi_2009_03</text:p>
          </table:table-cell>
          <table:table-cell office:value-type="float" office:value="43.73">
            <text:p>43.73</text:p>
          </table:table-cell>
          <table:table-cell office:value-type="float" office:value="10.43">
            <text:p>10.43</text:p>
          </table:table-cell>
          <table:table-cell office:value-type="float" office:value="10625.0">
            <text:p>10625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5.1">
            <text:p>-45.1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AmorosiEtal2009,RossiEtal2011,VacchiEtal2016">
            <text:p>AmorosiEtal2009,RossiEtal2011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Poz-11381">
            <text:p>Poz-11381</text:p>
          </table:table-cell>
          <table:table-cell office:value-type="float" office:value="43.83">
            <text:p>43.83</text:p>
          </table:table-cell>
          <table:table-cell office:value-type="float" office:value="10.33">
            <text:p>10.33</text:p>
          </table:table-cell>
          <table:table-cell office:value-type="float" office:value="5325.0">
            <text:p>5325.0</text:p>
          </table:table-cell>
          <table:table-cell office:value-type="float" office:value="35.0">
            <text:p>35.0</text:p>
          </table:table-cell>
          <table:table-cell office:value-type="string" office:value="na">
            <text:p>n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999999999999995">
            <text:p>-4.899999999999999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ColombaroliEtal2007,VacchiEtal2016">
            <text:p>ColombaroliEtal2007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Poz-11380">
            <text:p>Poz-11380</text:p>
          </table:table-cell>
          <table:table-cell office:value-type="float" office:value="43.83">
            <text:p>43.83</text:p>
          </table:table-cell>
          <table:table-cell office:value-type="float" office:value="10.33">
            <text:p>10.33</text:p>
          </table:table-cell>
          <table:table-cell office:value-type="float" office:value="5215.0">
            <text:p>5215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">
            <text:p>-4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ColombaroliEtal2007,VacchiEtal2016">
            <text:p>ColombaroliEtal2007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08">
            <text:p>Carboni_2010_08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6530.0">
            <text:p>6530.0</text:p>
          </table:table-cell>
          <table:table-cell office:value-type="float" office:value="50.0">
            <text:p>5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9.0">
            <text:p>-9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09">
            <text:p>Carboni_2010_09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8419.0">
            <text:p>8419.0</text:p>
          </table:table-cell>
          <table:table-cell office:value-type="float" office:value="48.0">
            <text:p>48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9.0">
            <text:p>-29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10">
            <text:p>Carboni_2010_10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8970.0">
            <text:p>8970.0</text:p>
          </table:table-cell>
          <table:table-cell office:value-type="float" office:value="50.0">
            <text:p>5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32.125">
            <text:p>-32.12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11">
            <text:p>Carboni_2010_11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9590.0">
            <text:p>9590.0</text:p>
          </table:table-cell>
          <table:table-cell office:value-type="float" office:value="60.0">
            <text:p>6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34.025">
            <text:p>-34.02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12">
            <text:p>Carboni_2010_12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7135.0">
            <text:p>7135.0</text:p>
          </table:table-cell>
          <table:table-cell office:value-type="float" office:value="47.0">
            <text:p>47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0.0">
            <text:p>-10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13">
            <text:p>Carboni_2010_13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10420.0">
            <text:p>10420.0</text:p>
          </table:table-cell>
          <table:table-cell office:value-type="float" office:value="140.0">
            <text:p>140.0</text:p>
          </table:table-cell>
          <table:table-cell office:value-type="string" office:value="Shell (C. lubrica)">
            <text:p>Shell (C. lubric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-39.6">
            <text:p>-39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Carboni_2010_14">
            <text:p>Carboni_2010_14</text:p>
          </table:table-cell>
          <table:table-cell office:value-type="float" office:value="43.81">
            <text:p>43.81</text:p>
          </table:table-cell>
          <table:table-cell office:value-type="float" office:value="10.34">
            <text:p>10.34</text:p>
          </table:table-cell>
          <table:table-cell office:value-type="float" office:value="11300.0">
            <text:p>11300.0</text:p>
          </table:table-cell>
          <table:table-cell office:value-type="float" office:value="170.0">
            <text:p>170.0</text:p>
          </table:table-cell>
          <table:table-cell office:value-type="string" office:value="Shell (Oxychilus sp)">
            <text:p>Shell (Oxychilus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-44.18">
            <text:p>-44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boniEtal2010,LambeckEtal2004a,VacchiEtal2016">
            <text:p>CarboniEtal2010,LambeckEtal2004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Montanari_2014_01">
            <text:p>Montanari_2014_01</text:p>
          </table:table-cell>
          <table:table-cell office:value-type="float" office:value="43.7">
            <text:p>43.7</text:p>
          </table:table-cell>
          <table:table-cell office:value-type="float" office:value="10.3">
            <text:p>10.3</text:p>
          </table:table-cell>
          <table:table-cell office:value-type="float" office:value="5800.0">
            <text:p>5800.0</text:p>
          </table:table-cell>
          <table:table-cell office:value-type="float" office:value="80.0">
            <text:p>8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ontanariEtal2014,VacchiEtal2016">
            <text:p>MontanariEtal2014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Amorosi_2013_03">
            <text:p>Amorosi_2013_03</text:p>
          </table:table-cell>
          <table:table-cell office:value-type="float" office:value="43.71">
            <text:p>43.71</text:p>
          </table:table-cell>
          <table:table-cell office:value-type="float" office:value="10.41">
            <text:p>10.41</text:p>
          </table:table-cell>
          <table:table-cell office:value-type="float" office:value="2465.0">
            <text:p>2465.0</text:p>
          </table:table-cell>
          <table:table-cell office:value-type="float" office:value="27.0">
            <text:p>27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">
            <text:p>-0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AmorosiEtal2013a,VacchiEtal2016">
            <text:p>AmorosiEtal2013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Amorosi_2013_02">
            <text:p>Amorosi_2013_02</text:p>
          </table:table-cell>
          <table:table-cell office:value-type="float" office:value="43.71">
            <text:p>43.71</text:p>
          </table:table-cell>
          <table:table-cell office:value-type="float" office:value="10.39">
            <text:p>10.39</text:p>
          </table:table-cell>
          <table:table-cell office:value-type="float" office:value="2456.0">
            <text:p>2456.0</text:p>
          </table:table-cell>
          <table:table-cell office:value-type="float" office:value="41.0">
            <text:p>41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4">
            <text:p>-0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AmorosiEtal2013a,VacchiEtal2016">
            <text:p>AmorosiEtal2013a,VacchiEtal2016</text:p>
          </table:table-cell>
        </table:table-row>
        <table:table-row>
          <table:table-cell office:value-type="string" office:value="Tuscany">
            <text:p>Tuscany</text:p>
          </table:table-cell>
          <table:table-cell office:value-type="string" office:value="radiocarbon">
            <text:p>radiocarbon</text:p>
          </table:table-cell>
          <table:table-cell office:value-type="string" office:value="Poz-11382">
            <text:p>Poz-11382</text:p>
          </table:table-cell>
          <table:table-cell office:value-type="float" office:value="43.83">
            <text:p>43.83</text:p>
          </table:table-cell>
          <table:table-cell office:value-type="float" office:value="10.33">
            <text:p>10.33</text:p>
          </table:table-cell>
          <table:table-cell office:value-type="float" office:value="5360.0">
            <text:p>5360.0</text:p>
          </table:table-cell>
          <table:table-cell office:value-type="float" office:value="35.0">
            <text:p>35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0">
            <text:p>-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ColombaroliEtal2007,VacchiEtal2016">
            <text:p>ColombaroliEtal2007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